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Courier New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Courier New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222222" style:font-name="Courier New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222222" style:font-name="Courier New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Courier New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Courier New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specificacoes do Projeto V2</text:p>
      <text:p text:style-name="P1"/>
      <text:p text:style-name="P2">16/06/2012</text:p>
      <text:p text:style-name="P5"/>
      <text:p text:style-name="P1"/>
      <text:p text:style-name="P4">Motivação:</text:p>
      <text:p text:style-name="P4"/>
      <text:p text:style-name="P3">Controle de "algo" via wifi. Mais que um simples liga e desliga, ao que desempenhe uma função logica mais complexa, como tomar atitudes em determinadas situações.</text:p>
      <text:p text:style-name="P3"/>
      <text:p text:style-name="P4">Ferramentas utilizadas:</text:p>
      <text:p text:style-name="P4"/>
      <text:p text:style-name="P3">Ferramentas utilizadas para o desenvolvimento da ideia:</text:p>
      <text:list xml:id="list40300727" text:style-name="L1">
        <text:list-item>
          <text:p text:style-name="P8">PIC24FJ256GB106, PIC16F77, PIC16F1503.</text:p>
        </text:list-item>
        <text:list-item>
          <text:p text:style-name="P8">Modulo WIFI da MRF24.</text:p>
        </text:list-item>
        <text:list-item>
          <text:p text:style-name="P8">Compiladores: C30, HITECH 16.</text:p>
        </text:list-item>
        <text:list-item>
          <text:p text:style-name="P8">Bibliotecas TCP/IP, USB, MDD. Disponibilizadas pela microchip.</text:p>
        </text:list-item>
        <text:list-item>
          <text:p text:style-name="P8">Placa da Sure com o modulo MRF24.</text:p>
        </text:list-item>
      </text:list>
      <text:p text:style-name="P4"/>
      <text:p text:style-name="P4">Funcoes do Processadores(PIC):</text:p>
      <text:p text:style-name="P4"/>
      <text:p text:style-name="P4"><text:s/>PIC24FJ256GB106:</text:p>
      <text:list xml:id="list40311920" text:style-name="L2">
        <text:list-item>
          <text:p text:style-name="P9">Pilha TCP/IP, WiFi.</text:p>
        </text:list-item>
        <text:list-item>
          <text:p text:style-name="P9">USB.</text:p>
        </text:list-item>
        <text:list-item>
          <text:p text:style-name="P9">Nucleo das decisões logicas.</text:p>
        </text:list-item>
        <text:list-item>
          <text:p text:style-name="P9">Mestre dos <text:span text:style-name="T1">P16F77</text:span> e <text:span text:style-name="T1">P16F1503.</text:span></text:p>
        </text:list-item>
        <text:list-item>
          <text:p text:style-name="P12">Ver e editar os status das saidas pelo PC ou Celular (Via página de Web), sem fio e poder modificar nível das entradas,exemplo: Se tiver uma sensor de iluminação, setar o parametro que a determinada saida irá atuar para esse valor.</text:p>
        </text:list-item>
        <text:list-item>
          <text:p text:style-name="P12">Permitir a manipulação das configurações do sistema via TCP/IP e USB(Opcional).</text:p>
        </text:list-item>
      </text:list>
      <text:p text:style-name="P4"/>
      <text:p text:style-name="P4"><text:s/>PIC16F77:</text:p>
      <text:list xml:id="list40300014" text:style-name="L3">
        <text:list-item>
          <text:p text:style-name="P10">Controle do LCD 16x4.</text:p>
        </text:list-item>
        <text:list-item>
          <text:p text:style-name="P10">Intermediario da comunicacao com P16F1503.</text:p>
        </text:list-item>
        <text:list-item>
          <text:p text:style-name="P10">Controle dos Reles.</text:p>
        </text:list-item>
        <text:list-item>
          <text:p text:style-name="P10">Leitura das entradas digitais e analogicas(P16F1503)</text:p>
        </text:list-item>
        <text:list-item>
          <text:p text:style-name="P14">Mostra os Status das entradas e saidas, ser uma especie de IHM.</text:p>
        </text:list-item>
      </text:list>
      <text:p text:style-name="P3"/>
      <text:p text:style-name="P3"><text:s/><text:span text:style-name="T1">PIC16F1503:</text:span></text:p>
      <text:list xml:id="list40312951" text:style-name="L4">
        <text:list-item>
          <text:p text:style-name="P13">Entradas analógicas, 4-20mA.</text:p>
        </text:list-item>
      </text:list>
      <text:p text:style-name="P3"/>
      <text:p text:style-name="P3">Toda a comunicacao entre os processadores é feita via UART.Para:</text:p>
      <text:p text:style-name="P3">Comunicacao entre <text:span text:style-name="T1">P16F77</text:span> e <text:span text:style-name="T1">P16F1503</text:span>, velocidade <text:span text:style-name="T1">4800</text:span> bpps.</text:p>
      <text:p text:style-name="P3">Comunicacao entre <text:span text:style-name="T1">P24F256</text:span> e <text:span text:style-name="T1">PIC16F77</text:span>, velocidade <text:span text:style-name="T1">4800</text:span> bpps, sendo que ainda não foi definida(16/06/2012), a eficiencia é compremetida nessa velocidade.</text:p>
      <text:p text:style-name="P3"/>
      <text:p text:style-name="P4"><text:s/>Funções compartilhadas:</text:p>
      <text:list xml:id="list40297732" text:style-name="L5">
        <text:list-item>
          <text:p text:style-name="P11">Teste de funcionamento de boa parte do sistema</text:p>
        </text:list-item>
      </text:list>
      <text:p text:style-name="P3"/>
      <text:p text:style-name="P4"><text:s/>Não aplicaveis:</text:p>
      <text:p text:style-name="P6"><text:s/>- Quanto a programação:Preferencialmente em Ladder, ter uma maneira de pelo supervisorio, usando aquele programa de C para Ladder, criar o código e enviar para o micro 16f77.dsd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8S</meta:editing-duration>
    <meta:editing-cycles>76</meta:editing-cycles>
    <meta:generator>LibreOffice/3.4$Win32 LibreOffice_project/340m1$Build-502</meta:generator>
    <dc:date>2012-06-22T20:17:49.01</dc:date>
    <meta:document-statistic meta:table-count="0" meta:image-count="0" meta:object-count="0" meta:page-count="1" meta:paragraph-count="34" meta:word-count="266" meta:character-count="1710" meta:non-whitespace-character-count="1490"/>
    <meta:user-defined meta:name="Info 1"/>
    <meta:user-defined meta:name="Info 2"/>
    <meta:user-defined meta:name="Info 3"/>
    <meta:user-defined meta:name="Info 4"/>
  </office:meta>
</office:document-meta>
</file>